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Webdings3" svg:font-family="Webdings" style:font-charset="x-symbol"/>
    <style:font-face style:name="Liberation Sans3" svg:font-family="'Liberation Sans'" style:font-pitch="variable" style:font-charset="x-symbol"/>
    <style:font-face style:name="Mangal2" svg:font-family="Mangal" style:font-pitch="variable" style:font-charset="x-symbol"/>
    <style:font-face style:name="Microsoft YaHei2" svg:font-family="'Microsoft YaHei'" style:font-pitch="variable" style:font-charset="x-symbol"/>
    <style:font-face style:name="StarSymbol" svg:font-family="StarSymbol" style:font-pitch="variable" style:font-charset="x-symbol"/>
    <style:font-face style:name="Webdings2" svg:font-family="Webdings" style:font-pitch="variable" style:font-charset="x-symbol"/>
    <style:font-face style:name="Liberation Sans2" svg:font-family="'Liberation Sans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Webdings1" svg:font-family="Webdings" style:font-adornments="Standard" style:font-family-generic="roman" style:font-pitch="variable" style:font-charset="x-symbol"/>
    <style:font-face style:name="Mangal1" svg:font-family="Mangal" style:font-family-generic="system" style:font-pitch="variable" style:font-charset="x-symbol"/>
    <style:font-face style:name="Microsoft YaHei1" svg:font-family="'Microsoft YaHei'" style:font-family-generic="system" style:font-pitch="variable" style:font-charset="x-symbol"/>
    <style:font-face style:name="SimSun1" svg:font-family="SimSun"/>
    <style:font-face style:name="Chess" svg:font-family="Chess" style:font-pitch="variable"/>
    <style:font-face style:name="Chess1" svg:font-family="Chess" style:font-adornments="Standard" style:font-pitch="variable"/>
    <style:font-face style:name="Liberation Sans1" svg:font-family="'Liberation Sans'" style:font-pitch="variable"/>
    <style:font-face style:name="Mangal3" svg:font-family="Mangal" style:font-pitch="variable"/>
    <style:font-face style:name="Microsoft YaHei3" svg:font-family="'Microsoft YaHei'" style:font-pitch="variable"/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4" svg:font-family="'Liberation Sans'" style:font-family-generic="swiss" style:font-pitch="variable"/>
    <style:font-face style:name="Segoe UI Symbol" svg:font-family="'Segoe UI Symbol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76cm" fo:min-width="0.526cm" style:protect="size"/>
    </style:style>
    <style:style style:name="gr2" style:family="graphic" style:parent-style-name="standard">
      <style:graphic-properties svg:stroke-color="#000000" draw:fill-color="#ffffff" draw:opacity="75%" draw:textarea-horizontal-align="justify" draw:textarea-vertical-align="middle" draw:auto-grow-height="false" fo:min-height="0.776cm" fo:min-width="0.526cm" draw:shadow-opacity="75%" style:protect="size"/>
    </style:style>
    <style:style style:name="gr3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0.776cm" fo:min-width="0.526cm" draw:shadow-opacity="0%" style:protect="size"/>
    </style:style>
    <style:style style:name="gr4" style:family="graphic" style:parent-style-name="standard">
      <style:graphic-properties svg:stroke-width="0.05cm" svg:stroke-color="#000000" draw:marker-start-width="0.355cm" draw:marker-end-width="0.355cm" draw:fill-color="#ffffff" draw:opacity="0%" draw:textarea-horizontal-align="justify" draw:textarea-vertical-align="middle" draw:auto-grow-height="false" fo:min-height="0.39cm" fo:min-width="0.14cm" fo:padding-top="0.15cm" fo:padding-bottom="0.15cm" fo:padding-left="0.275cm" fo:padding-right="0.275cm" draw:shadow="visible" draw:shadow-offset-x="0.03cm" draw:shadow-offset-y="0.03cm" draw:shadow-color="#b2b2b2" draw:shadow-opacity="0%"/>
    </style:style>
    <style:style style:name="gr5" style:family="graphic" style:parent-style-name="standard">
      <style:graphic-properties svg:stroke-width="0.01cm" svg:stroke-color="#000000" draw:marker-start-width="0.235cm" draw:marker-end-width="0.235cm" draw:stroke-linejoin="none" draw:fill-color="#000000" draw:textarea-horizontal-align="justify" draw:textarea-vertical-align="middle" draw:auto-grow-height="false" fo:min-height="0.07cm" fo:min-width="0cm" fo:padding-top="0.13cm" fo:padding-bottom="0.13cm" fo:padding-left="0.255cm" fo:padding-right="0.25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28pt" style:font-size-asian="28pt" style:font-size-complex="28pt"/>
    </style:style>
    <style:style style:name="P3" style:family="paragraph">
      <loext:graphic-properties draw:fill-color="#ffffff"/>
      <style:paragraph-properties fo:text-align="center"/>
      <style:text-properties fo:font-size="22pt" fo:text-shadow="1pt 1pt" style:font-size-asian="22pt" style:font-size-complex="22pt"/>
    </style:style>
    <style:style style:name="P4" style:family="paragraph">
      <loext:graphic-properties draw:fill-color="#ffffff" draw:opacity="75%"/>
      <style:paragraph-properties fo:text-align="center"/>
      <style:text-properties fo:font-size="22pt" fo:text-shadow="1pt 1pt" style:font-size-asian="22pt" style:font-size-complex="22pt"/>
    </style:style>
    <style:style style:name="P5" style:family="paragraph">
      <style:paragraph-properties fo:text-align="center" style:text-autospace="none"/>
    </style:style>
    <style:style style:name="P6" style:family="paragraph">
      <loext:graphic-properties draw:fill-color="#ffffff"/>
      <style:paragraph-properties fo:text-align="center" style:text-autospace="none"/>
      <style:text-properties fo:text-shadow="1pt 1pt"/>
    </style:style>
    <style:style style:name="P7" style:family="paragraph">
      <loext:graphic-properties draw:fill-color="#ffffff"/>
      <style:paragraph-properties fo:text-align="center"/>
      <style:text-properties fo:text-shadow="1pt 1pt"/>
    </style:style>
    <style:style style:name="P8" style:family="paragraph">
      <loext:graphic-properties draw:fill-color="#ffffff" draw:opacity="0%"/>
      <style:paragraph-properties fo:text-align="center" style:text-autospace="none"/>
      <style:text-properties fo:text-shadow="1pt 1pt"/>
    </style:style>
    <style:style style:name="P9" style:family="paragraph">
      <loext:graphic-properties draw:fill-color="#ffffff" draw:opacity="0%"/>
      <style:paragraph-properties fo:text-align="center"/>
    </style:style>
    <style:style style:name="P10" style:family="paragraph">
      <style:paragraph-properties style:text-autospace="none"/>
    </style:style>
    <style:style style:name="P11" style:family="paragraph">
      <loext:graphic-properties draw:fill-color="#ffffff"/>
      <style:paragraph-properties fo:text-align="center" style:text-autospace="none"/>
      <style:text-properties fo:font-size="28pt" fo:text-shadow="1pt 1pt" style:font-size-asian="28pt" style:font-size-complex="28pt"/>
    </style:style>
    <style:style style:name="P12" style:family="paragraph">
      <loext:graphic-properties draw:fill-color="#ffffff"/>
      <style:paragraph-properties fo:text-align="center" style:text-autospace="none"/>
      <style:text-properties fo:font-size="40pt" fo:text-shadow="1pt 1pt" style:font-size-asian="40pt" style:font-size-complex="40pt"/>
    </style:style>
    <style:style style:name="P13" style:family="paragraph">
      <loext:graphic-properties draw:fill-color="#ffffff"/>
      <style:paragraph-properties fo:text-align="center"/>
      <style:text-properties fo:font-size="26pt" style:font-size-asian="26pt" style:font-size-complex="26pt"/>
    </style:style>
    <style:style style:name="P14" style:family="paragraph">
      <loext:graphic-properties draw:fill-color="#ffffff"/>
      <style:paragraph-properties fo:text-align="center" style:text-autospace="none"/>
      <style:text-properties style:text-position="13% 100%" style:font-name="Segoe UI Symbol" fo:font-size="28pt" fo:font-style="normal" fo:text-shadow="1pt 1pt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15" style:family="paragraph">
      <loext:graphic-properties draw:fill-color="#000000"/>
      <style:paragraph-properties fo:text-align="center"/>
    </style:style>
    <style:style style:name="T1" style:family="text">
      <style:text-properties style:font-name="Chess1" fo:font-size="28pt" style:font-size-asian="28pt" style:font-size-complex="28pt"/>
    </style:style>
    <style:style style:name="T2" style:family="text">
      <style:text-properties fo:font-size="22pt" fo:text-shadow="1pt 1pt" style:font-size-asian="22pt" style:font-size-complex="22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20% 100%" style:font-name="Symbol" fo:font-size="36pt" fo:font-style="normal" fo:text-shadow="1pt 1pt" style:text-underline-style="none" fo:font-weight="normal" style:letter-kerning="true" style:font-name-asian="StarSymbol1" style:font-size-asian="36pt" style:font-style-asian="normal" style:font-weight-asian="normal" style:font-name-complex="StarSymbol1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Webdings1" fo:font-size="32pt" fo:font-style="normal" fo:text-shadow="1pt 1pt" style:text-underline-style="none" fo:font-weight="normal" style:letter-kerning="true" style:font-name-asian="Webdings3" style:font-size-asian="32pt" style:font-style-asian="normal" style:font-weight-asian="normal" style:font-name-complex="Webding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Webdings" fo:font-size="20pt" fo:font-style="normal" fo:text-shadow="1pt 1pt" style:text-underline-style="none" fo:font-weight="normal" style:letter-kerning="true" style:font-name-asian="Webdings3" style:font-size-asian="20pt" style:font-style-asian="normal" style:font-weight-asian="normal" style:font-name-complex="Webding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Webdings3" fo:font-size="24pt" fo:font-style="normal" fo:text-shadow="1pt 1pt" style:text-underline-style="none" fo:font-weight="normal" style:letter-kerning="true" style:font-name-asian="Webdings3" style:font-size-asian="24pt" style:font-style-asian="normal" style:font-weight-asian="normal" style:font-name-complex="Webding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Webdings3" fo:font-size="32pt" fo:font-style="normal" fo:text-shadow="1pt 1pt" style:text-underline-style="none" fo:font-weight="normal" style:letter-kerning="true" style:font-name-asian="Webdings3" style:font-size-asian="32pt" style:font-style-asian="normal" style:font-weight-asian="normal" style:font-name-complex="Webding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Webdings3" fo:font-size="28pt" fo:font-style="normal" fo:text-shadow="1pt 1pt" style:text-underline-style="none" fo:font-weight="normal" style:letter-kerning="true" style:font-name-asian="Webdings3" style:font-size-asian="28pt" style:font-style-asian="normal" style:font-weight-asian="normal" style:font-name-complex="Webding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Webdings3" fo:font-size="40pt" fo:font-style="normal" fo:text-shadow="1pt 1pt" style:text-underline-style="none" fo:font-weight="normal" style:letter-kerning="true" style:font-name-asian="Webdings3" style:font-size-asian="40pt" style:font-style-asian="normal" style:font-weight-asian="normal" style:font-name-complex="Webding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Chess1" fo:font-size="26pt" style:font-size-asian="26pt" style:font-size-complex="26pt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13% 100%" style:font-name="Segoe UI Symbol" fo:font-size="28pt" fo:font-style="normal" fo:text-shadow="1pt 1pt" style:text-underline-style="none" fo:font-weight="normal" style:letter-kerning="true" style:font-name-asian="SimSun1" style:font-size-asian="28pt" style:font-style-asian="normal" style:font-weight-asian="normal" style:font-name-complex="SimSun1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.45cm" svg:height="1.45cm" svg:x="10.101cm" svg:y="2.401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1.45cm" svg:height="1.45cm" svg:x="2.301cm" svg:y="5.601cm">
          <text:p text:style-name="P1"><text:span text:style-name="T2">E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45cm" svg:height="1.45cm" svg:x="2.351cm" svg:y="2.301cm">
          <text:p text:style-name="P1"><text:span text:style-name="T1">q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45cm" svg:height="1.45cm" svg:x="2.351cm" svg:y="2.301cm">
          <text:p text:style-name="P1"><text:span text:style-name="T2">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45cm" svg:height="1.45cm" svg:x="10.101cm" svg:y="2.401cm">
          <text:p text:style-name="P1"><text:span text:style-name="T2">C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1.45cm" svg:height="1.45cm" svg:x="6.301cm" svg:y="5.551cm">
          <text:p text:style-name="P1"><text:span text:style-name="T2">F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1.45cm" svg:height="1.45cm" svg:x="10.201cm" svg:y="5.501cm">
          <text:p text:style-name="P1"><text:span text:style-name="T2">G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1.45cm" svg:height="1.45cm" svg:x="14.001cm" svg:y="5.501cm">
          <text:p text:style-name="P1"><text:span text:style-name="T2">H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45cm" svg:height="1.45cm" svg:x="2.301cm" svg:y="9.051cm">
          <text:p text:style-name="P5"><text:span text:style-name="T3">≡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draw:layer="layout" svg:width="1.45cm" svg:height="1.45cm" svg:x="6.301cm" svg:y="9.001cm">
          <text:p text:style-name="P1"><text:span text:style-name="T4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draw:layer="layout" svg:width="1.45cm" svg:height="1.45cm" svg:x="10.201cm" svg:y="8.951cm">
          <text:p text:style-name="P5"><text:span text:style-name="T5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draw:layer="layout" svg:width="0.69cm" svg:height="0.69cm" svg:x="10.581cm" svg:y="9.3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1.45cm" svg:height="1.45cm" svg:x="14.001cm" svg:y="8.951cm">
          <text:p text:style-name="P5"><text:span text:style-name="T6">~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45cm" svg:height="1.45cm" svg:x="2.301cm" svg:y="12.601cm">
          <text:p text:style-name="P5"><text:span text:style-name="T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45cm" svg:height="1.45cm" svg:x="6.301cm" svg:y="12.551cm">
          <text:p text:style-name="P5"><text:span text:style-name="T7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1" draw:layer="layout" svg:width="1.45cm" svg:height="1.45cm" svg:x="10.201cm" svg:y="12.501cm">
          <text:p text:style-name="P10"><text:span text:style-name="T8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2" draw:layer="layout" svg:width="1.45cm" svg:height="1.45cm" svg:x="14.001cm" svg:y="12.501cm">
          <text:p text:style-name="P10"><text:span text:style-name="T9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45cm" svg:height="1.45cm" svg:x="6.151cm" svg:y="2.351cm">
          <text:p text:style-name="P1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3" draw:layer="layout" svg:width="1.45cm" svg:height="1.45cm" svg:x="14.001cm" svg:y="2.401cm">
          <text:p text:style-name="P1"><text:span text:style-name="T10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45cm" svg:height="1.45cm" svg:x="6.151cm" svg:y="2.351cm">
          <text:p text:style-name="P1"><text:span text:style-name="T2">B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45cm" svg:height="1.45cm" svg:x="14.001cm" svg:y="2.401cm">
          <text:p text:style-name="P1"><text:span text:style-name="T2">D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4" draw:layer="layout" svg:width="1.45cm" svg:height="1.45cm" svg:x="17.202cm" svg:y="8.952cm">
          <text:p text:style-name="P10"><text:span text:style-name="T11">☼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5" draw:layer="layout" svg:width="0.33cm" svg:height="0.33cm" svg:x="10.592cm" svg:y="9.6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0.33cm" svg:height="0.33cm" svg:x="10.926cm" svg:y="9.3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45cm" svg:height="1.45cm" svg:x="17.203cm" svg:y="8.953cm">
          <text:p text:style-name="P10"><text:span text:style-name="T11">☼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45cm" svg:height="1.45cm" svg:x="10.102cm" svg:y="15.834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1.45cm" svg:height="1.45cm" svg:x="2.302cm" svg:y="19.034cm">
          <text:p text:style-name="P1"><text:span text:style-name="T2">E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45cm" svg:height="1.45cm" svg:x="2.352cm" svg:y="15.734cm">
          <text:p text:style-name="P1"><text:span text:style-name="T1">q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45cm" svg:height="1.45cm" svg:x="2.352cm" svg:y="15.734cm">
          <text:p text:style-name="P1"><text:span text:style-name="T2">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45cm" svg:height="1.45cm" svg:x="10.102cm" svg:y="15.834cm">
          <text:p text:style-name="P1"><text:span text:style-name="T2">C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1.45cm" svg:height="1.45cm" svg:x="6.302cm" svg:y="18.984cm">
          <text:p text:style-name="P1"><text:span text:style-name="T2">F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1.45cm" svg:height="1.45cm" svg:x="10.202cm" svg:y="18.934cm">
          <text:p text:style-name="P1"><text:span text:style-name="T2">G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1.45cm" svg:height="1.45cm" svg:x="14.002cm" svg:y="18.934cm">
          <text:p text:style-name="P1"><text:span text:style-name="T2">H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45cm" svg:height="1.45cm" svg:x="2.302cm" svg:y="22.484cm">
          <text:p text:style-name="P5"><text:span text:style-name="T3">≡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draw:layer="layout" svg:width="1.45cm" svg:height="1.45cm" svg:x="6.302cm" svg:y="22.434cm">
          <text:p text:style-name="P1"><text:span text:style-name="T4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draw:layer="layout" svg:width="1.45cm" svg:height="1.45cm" svg:x="10.202cm" svg:y="22.384cm">
          <text:p text:style-name="P5"><text:span text:style-name="T5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draw:layer="layout" svg:width="0.69cm" svg:height="0.69cm" svg:x="10.582cm" svg:y="22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1.45cm" svg:height="1.45cm" svg:x="14.002cm" svg:y="22.384cm">
          <text:p text:style-name="P5"><text:span text:style-name="T6">~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45cm" svg:height="1.45cm" svg:x="2.302cm" svg:y="26.034cm">
          <text:p text:style-name="P5"><text:span text:style-name="T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45cm" svg:height="1.45cm" svg:x="6.302cm" svg:y="25.984cm">
          <text:p text:style-name="P5"><text:span text:style-name="T7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1" draw:layer="layout" svg:width="1.45cm" svg:height="1.45cm" svg:x="10.202cm" svg:y="25.934cm">
          <text:p text:style-name="P10"><text:span text:style-name="T8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2" draw:layer="layout" svg:width="1.45cm" svg:height="1.45cm" svg:x="14.002cm" svg:y="25.934cm">
          <text:p text:style-name="P10"><text:span text:style-name="T9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45cm" svg:height="1.45cm" svg:x="6.152cm" svg:y="15.784cm">
          <text:p text:style-name="P1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3" draw:layer="layout" svg:width="1.45cm" svg:height="1.45cm" svg:x="14.002cm" svg:y="15.834cm">
          <text:p text:style-name="P1"><text:span text:style-name="T10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45cm" svg:height="1.45cm" svg:x="6.152cm" svg:y="15.784cm">
          <text:p text:style-name="P1"><text:span text:style-name="T2">B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45cm" svg:height="1.45cm" svg:x="14.002cm" svg:y="15.834cm">
          <text:p text:style-name="P1"><text:span text:style-name="T2">D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4" draw:layer="layout" svg:width="1.45cm" svg:height="1.45cm" svg:x="17.203cm" svg:y="22.385cm">
          <text:p text:style-name="P10"><text:span text:style-name="T11">☼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5" draw:layer="layout" svg:width="0.33cm" svg:height="0.33cm" svg:x="10.593cm" svg:y="23.1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0.33cm" svg:height="0.33cm" svg:x="10.927cm" svg:y="22.7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45cm" svg:height="1.45cm" svg:x="17.204cm" svg:y="22.386cm">
          <text:p text:style-name="P10"><text:span text:style-name="T11">☼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1" svg:font-family="StarSymbol" style:font-charset="x-symbol"/>
    <style:font-face style:name="Webdings3" svg:font-family="Webdings" style:font-charset="x-symbol"/>
    <style:font-face style:name="Liberation Sans3" svg:font-family="'Liberation Sans'" style:font-pitch="variable" style:font-charset="x-symbol"/>
    <style:font-face style:name="Mangal2" svg:font-family="Mangal" style:font-pitch="variable" style:font-charset="x-symbol"/>
    <style:font-face style:name="Microsoft YaHei2" svg:font-family="'Microsoft YaHei'" style:font-pitch="variable" style:font-charset="x-symbol"/>
    <style:font-face style:name="StarSymbol" svg:font-family="StarSymbol" style:font-pitch="variable" style:font-charset="x-symbol"/>
    <style:font-face style:name="Webdings2" svg:font-family="Webdings" style:font-pitch="variable" style:font-charset="x-symbol"/>
    <style:font-face style:name="Liberation Sans2" svg:font-family="'Liberation Sans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Webdings1" svg:font-family="Webdings" style:font-adornments="Standard" style:font-family-generic="roman" style:font-pitch="variable" style:font-charset="x-symbol"/>
    <style:font-face style:name="Mangal1" svg:font-family="Mangal" style:font-family-generic="system" style:font-pitch="variable" style:font-charset="x-symbol"/>
    <style:font-face style:name="Microsoft YaHei1" svg:font-family="'Microsoft YaHei'" style:font-family-generic="system" style:font-pitch="variable" style:font-charset="x-symbol"/>
    <style:font-face style:name="SimSun1" svg:font-family="SimSun"/>
    <style:font-face style:name="Chess" svg:font-family="Chess" style:font-pitch="variable"/>
    <style:font-face style:name="Chess1" svg:font-family="Chess" style:font-adornments="Standard" style:font-pitch="variable"/>
    <style:font-face style:name="Liberation Sans1" svg:font-family="'Liberation Sans'" style:font-pitch="variable"/>
    <style:font-face style:name="Mangal3" svg:font-family="Mangal" style:font-pitch="variable"/>
    <style:font-face style:name="Microsoft YaHei3" svg:font-family="'Microsoft YaHei'" style:font-pitch="variable"/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4" svg:font-family="'Liberation Sans'" style:font-family-generic="swiss" style:font-pitch="variable"/>
    <style:font-face style:name="Segoe UI Symbol" svg:font-family="'Segoe UI Symbol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4T22:29:01.213000000</meta:creation-date>
    <meta:editing-duration>P0D</meta:editing-duration>
    <meta:editing-cycles>1</meta:editing-cycles>
    <meta:generator>LibreOffice/4.4.7.2$Windows_x86 LibreOffice_project/f3153a8b245191196a4b6b9abd1d0da16eead600</meta:generator>
    <meta:document-statistic meta:object-count="50"/>
  </office:meta>
</office:document-meta>
</file>